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114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IM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 or right. Multiply float by power of 2</text:p>
          </table:table-cell>
        </table:table-row>
        <table:table-row table:style-name="ro1">
          <table:table-cell office:value-type="string" calcext:value-type="string">
            <text:p>shift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 or right. Multiply float by power of 2. Operands swapped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or left with zero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insert_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place bit at position n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t least one of the indicated bits is 1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ll of the indicated bits are 1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-00-0000</text:date>, <text:time style:data-style-name="N2" text:time-value="17:24:29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17:24:44.327000000</dc:date>
    <meta:editing-duration>PT22H29M43S</meta:editing-duration>
    <meta:editing-cycles>99</meta:editing-cycles>
    <meta:generator>LibreOffice/5.1.6.2$Windows_x86 LibreOffice_project/07ac168c60a517dba0f0d7bc7540f5afa45f0909</meta:generator>
    <meta:document-statistic meta:table-count="1" meta:cell-count="3899" meta:object-count="0"/>
    <meta:user-defined meta:name="qrichtext">1</meta:user-defined>
  </office:meta>
</office:document-meta>
</file>